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Arial" svg:font-family="Arial, sans-serif"/>
    <style:font-face style:name="Barlow" svg:font-family="Barlow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ato" svg:font-family="Lato" style:font-pitch="variable"/>
    <style:font-face style:name="Lato Light" svg:font-family="'Lato Ligh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1598in" style:contextual-spacing="false"/>
      <style:text-properties style:font-name="Lato Light" fo:font-size="11pt" fo:language="zxx" fo:country="none" officeooo:rsid="0011c722" officeooo:paragraph-rsid="00102821" style:font-size-asian="11pt" style:language-asian="zxx" style:country-asian="none" style:font-size-complex="11pt" style:language-complex="zxx" style:country-complex="none"/>
    </style:style>
    <style:style style:name="P2" style:family="paragraph" style:parent-style-name="Heading_20_3">
      <style:paragraph-properties fo:margin-top="0in" fo:margin-bottom="0.1598in" style:contextual-spacing="false"/>
      <style:text-properties style:font-name="Lato Light" fo:font-size="16pt" fo:language="zxx" fo:country="none" officeooo:rsid="0011c722" officeooo:paragraph-rsid="00102821" style:font-size-asian="16pt" style:language-asian="zxx" style:country-asian="none" style:font-size-complex="16pt" style:language-complex="zxx" style:country-complex="none"/>
    </style:style>
    <style:style style:name="P3" style:family="paragraph" style:parent-style-name="Heading_20_4">
      <style:paragraph-properties fo:margin-top="0in" fo:margin-bottom="0.1598in" style:contextual-spacing="false"/>
      <style:text-properties style:font-name="Lato Light" fo:font-size="11pt" fo:language="zxx" fo:country="none" officeooo:paragraph-rsid="001d250c" style:font-size-asian="11pt" style:language-asian="zxx" style:country-asian="none" style:font-size-complex="11pt" style:language-complex="zxx" style:country-complex="none"/>
    </style:style>
    <style:style style:name="P4" style:family="paragraph" style:parent-style-name="Heading_20_4">
      <style:paragraph-properties fo:margin-top="0in" fo:margin-bottom="0.1598in" style:contextual-spacing="false"/>
      <style:text-properties style:font-name="Lato Light" fo:font-size="11pt" fo:language="zxx" fo:country="none" style:text-underline-style="solid" style:text-underline-width="auto" style:text-underline-color="font-color" style:font-size-asian="11pt" style:language-asian="zxx" style:country-asian="none" style:font-size-complex="11pt" style:language-complex="zxx" style:country-complex="none"/>
    </style:style>
    <style:style style:name="P5" style:family="paragraph" style:parent-style-name="Heading_20_4">
      <style:paragraph-properties fo:margin-top="0in" fo:margin-bottom="0.1598in" style:contextual-spacing="false" fo:keep-with-next="always"/>
      <style:text-properties style:font-name="Lato Light" fo:font-size="11pt" fo:language="zxx" fo:country="none" style:text-underline-style="solid" style:text-underline-width="auto" style:text-underline-color="font-color" style:font-size-asian="11pt" style:language-asian="zxx" style:country-asian="none" style:font-size-complex="11pt" style:language-complex="zxx" style:country-complex="none"/>
    </style:style>
    <style:style style:name="P6" style:family="paragraph" style:parent-style-name="Heading_20_4">
      <style:paragraph-properties fo:margin-top="0in" fo:margin-bottom="0.1598in" style:contextual-spacing="false"/>
      <style:text-properties style:font-name="Lato Light" fo:font-size="11pt" fo:language="zxx" fo:country="none" style:text-underline-style="solid" style:text-underline-width="auto" style:text-underline-color="font-color" officeooo:paragraph-rsid="001d250c" style:font-size-asian="11pt" style:language-asian="zxx" style:country-asian="none" style:font-size-complex="11pt" style:language-complex="zxx" style:country-complex="none"/>
    </style:style>
    <style:style style:name="P7" style:family="paragraph" style:parent-style-name="Text_20_body" style:list-style-name="L1">
      <style:paragraph-properties fo:margin-top="0in" fo:margin-bottom="0.1598in" style:contextual-spacing="false"/>
    </style:style>
    <style:style style:name="P8" style:family="paragraph" style:parent-style-name="Text_20_body" style:list-style-name="L2">
      <style:paragraph-properties fo:margin-top="0in" fo:margin-bottom="0.1598in" style:contextual-spacing="false"/>
    </style:style>
    <style:style style:name="P9" style:family="paragraph" style:parent-style-name="Text_20_body" style:list-style-name="L3">
      <style:paragraph-properties fo:margin-top="0in" fo:margin-bottom="0.1598in" style:contextual-spacing="false"/>
    </style:style>
    <style:style style:name="P10" style:family="paragraph" style:parent-style-name="Text_20_body" style:list-style-name="L4">
      <style:paragraph-properties fo:margin-top="0in" fo:margin-bottom="0.1598in" style:contextual-spacing="false"/>
    </style:style>
    <style:style style:name="P11" style:family="paragraph" style:parent-style-name="Text_20_body" style:list-style-name="L5">
      <style:paragraph-properties fo:margin-top="0in" fo:margin-bottom="0.1598in" style:contextual-spacing="false"/>
    </style:style>
    <style:style style:name="P12" style:family="paragraph" style:parent-style-name="Text_20_body" style:list-style-name="L6">
      <style:paragraph-properties fo:margin-top="0in" fo:margin-bottom="0.1598in" style:contextual-spacing="false"/>
    </style:style>
    <style:style style:name="P13" style:family="paragraph" style:parent-style-name="Text_20_body" style:list-style-name="L7">
      <style:paragraph-properties fo:margin-top="0in" fo:margin-bottom="0.1598in" style:contextual-spacing="false"/>
    </style:style>
    <style:style style:name="P14" style:family="paragraph" style:parent-style-name="Text_20_body" style:list-style-name="L1">
      <style:paragraph-properties fo:margin-top="0in" fo:margin-bottom="0.1598in" style:contextual-spacing="false"/>
      <style:text-properties style:font-name="Lato Light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ext_20_body" style:list-style-name="L2">
      <style:paragraph-properties fo:margin-top="0in" fo:margin-bottom="0.1598in" style:contextual-spacing="false"/>
      <style:text-properties style:font-name="Lato Light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ext_20_body" style:list-style-name="L3">
      <style:paragraph-properties fo:margin-top="0in" fo:margin-bottom="0.1598in" style:contextual-spacing="false"/>
      <style:text-properties style:font-name="Lato Light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ext_20_body" style:list-style-name="L4">
      <style:paragraph-properties fo:margin-top="0in" fo:margin-bottom="0.1598in" style:contextual-spacing="false"/>
      <style:text-properties style:font-name="Lato Light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ext_20_body" style:list-style-name="L5">
      <style:paragraph-properties fo:margin-top="0in" fo:margin-bottom="0.1598in" style:contextual-spacing="false"/>
      <style:text-properties style:font-name="Lato Light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ext_20_body" style:list-style-name="L7">
      <style:paragraph-properties fo:margin-top="0in" fo:margin-bottom="0.1598in" style:contextual-spacing="false"/>
      <style:text-properties style:font-name="Lato Light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ext_20_body" style:list-style-name="L8">
      <style:paragraph-properties fo:margin-top="0in" fo:margin-bottom="0.1598in" style:contextual-spacing="false"/>
      <style:text-properties style:font-name="Lato Light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ext_20_body" style:list-style-name="L9">
      <style:paragraph-properties fo:margin-top="0in" fo:margin-bottom="0.1598in" style:contextual-spacing="false"/>
      <style:text-properties style:font-name="Lato Light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ext_20_body">
      <style:paragraph-properties fo:margin-top="0in" fo:margin-bottom="0.1598in" style:contextual-spacing="false"/>
      <style:text-properties style:font-name="Lato Light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ext_20_body">
      <style:paragraph-properties fo:margin-top="0in" fo:margin-bottom="0.1598in" style:contextual-spacing="false"/>
      <style:text-properties style:font-name="Lato Light" fo:font-size="11pt" fo:language="zxx" fo:country="none" style:text-underline-style="solid" style:text-underline-width="auto" style:text-underline-color="font-color" officeooo:rsid="0011c722" officeooo:paragraph-rsid="00102821" style:font-size-asian="11pt" style:language-asian="zxx" style:country-asian="none" style:font-size-complex="11pt" style:language-complex="zxx" style:country-complex="none"/>
    </style:style>
    <style:style style:name="T1" style:family="text">
      <style:text-properties style:font-name="Calibri"/>
    </style:style>
    <style:style style:name="T2" style:family="text">
      <style:text-properties style:font-name="Barlow"/>
    </style:style>
    <style:style style:name="T3" style:family="text">
      <style:text-properties style:font-name="Barlow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6" style:family="text">
      <style:text-properties style:font-name="Andale Mono" fo:font-size="12pt" style:font-size-asian="12pt" style:font-size-complex="12pt"/>
    </style:style>
    <style:style style:name="T7" style:family="text">
      <style:text-properties style:font-name="DejaVu Sans" fo:font-size="12pt" style:font-size-asian="12pt" style:font-size-complex="12pt"/>
    </style:style>
    <style:style style:name="T8" style:family="text">
      <style:text-properties style:font-name="Lato" fo:font-size="12pt" style:font-size-asian="12pt" style:font-size-complex="12pt"/>
    </style:style>
    <style:style style:name="T9" style:family="text">
      <style:text-properties style:font-name="Lato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0" style:family="text">
      <style:text-properties style:font-name="Calibri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1" style:family="text">
      <style:text-properties style:font-name="Lato Light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2" style:family="text">
      <style:text-properties style:font-name="Lato Light" fo:language="zxx" fo:country="none" style:language-asian="zxx" style:country-asian="none" style:language-complex="zxx" style:country-complex="none"/>
    </style:style>
    <style:style style:name="T13" style:family="text">
      <style:text-properties style:font-name="Lato Light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14" style:family="text">
      <style:text-properties officeooo:rsid="001d250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Section 1: Beginner Course</text:h>
      <text:p text:style-name="P23"/>
      <text:h text:style-name="P5" text:outline-level="4">Lesson 1 – Greetings</text:h>
      <text:h text:style-name="P4" text:outline-level="4">Greetings and Basic Expressions</text:h>
      <text:list text:style-name="L1">
        <text:list-item>
          <text:p text:style-name="P7"><text:span text:style-name="Strong_20_Emphasis"><text:span text:style-name="T13">Bonjour</text:span></text:span><text:span text:style-name="T13"> - Hello (Good morning / Good afternoon)</text:span></text:p>
          <text:list>
            <text:list-item>
              <text:p text:style-name="P14">[bon-zhoor]</text:p>
            </text:list-item>
          </text:list>
        </text:list-item>
        <text:list-item>
          <text:p text:style-name="P7"><text:span text:style-name="Strong_20_Emphasis"><text:span text:style-name="T13">Bonsoir</text:span></text:span><text:span text:style-name="T13"> - Good evening</text:span></text:p>
          <text:list>
            <text:list-item>
              <text:p text:style-name="P14">[bon swa]</text:p>
            </text:list-item>
          </text:list>
        </text:list-item>
        <text:list-item>
          <text:p text:style-name="P7"><text:span text:style-name="Strong_20_Emphasis"><text:span text:style-name="T13">Bonne nuit</text:span></text:span><text:span text:style-name="T13"> - Goodnight</text:span></text:p>
          <text:list>
            <text:list-item>
              <text:p text:style-name="P14">[bonn wi]</text:p>
            </text:list-item>
          </text:list>
        </text:list-item>
        <text:list-item>
          <text:p text:style-name="P7"><text:span text:style-name="Strong_20_Emphasis"><text:span text:style-name="T13">Soir</text:span></text:span><text:span text:style-name="T13"> - Evening</text:span></text:p>
          <text:list>
            <text:list-item>
              <text:p text:style-name="P14">[swa]</text:p>
            </text:list-item>
          </text:list>
        </text:list-item>
      </text:list>
      <text:h text:style-name="P3" text:outline-level="4"/>
      <text:h text:style-name="P6" text:outline-level="4">Introductions</text:h>
      <text:list text:style-name="L2">
        <text:list-item>
          <text:p text:style-name="P8"><text:span text:style-name="Strong_20_Emphasis"><text:span text:style-name="T13">Je m’appelle Christophe.</text:span></text:span><text:span text:style-name="T13"> - I call myself Christopher.</text:span></text:p>
          <text:list>
            <text:list-item>
              <text:p text:style-name="P15">[zhuh mah-pel Kristof]</text:p>
            </text:list-item>
          </text:list>
        </text:list-item>
        <text:list-item>
          <text:p text:style-name="P8"><text:span text:style-name="Strong_20_Emphasis"><text:span text:style-name="T13">Comment t’appelles-tu?</text:span></text:span><text:span text:style-name="T13"> - How do you call yourself?</text:span></text:p>
          <text:list>
            <text:list-item>
              <text:p text:style-name="P15">[Kom-mon tah-pel too?]</text:p>
            </text:list-item>
          </text:list>
        </text:list-item>
        <text:list-item>
          <text:p text:style-name="P8"><text:span text:style-name="Strong_20_Emphasis"><text:span text:style-name="T13">Enchanté</text:span></text:span><text:span text:style-name="T13"> (if male) / </text:span><text:span text:style-name="Strong_20_Emphasis"><text:span text:style-name="T13">Enchantée</text:span></text:span><text:span text:style-name="T13"> (if female) - Delighted / Nice to meet you</text:span></text:p>
          <text:list>
            <text:list-item>
              <text:p text:style-name="P15">[on-shan-tay]</text:p>
            </text:list-item>
          </text:list>
        </text:list-item>
      </text:list>
      <text:h text:style-name="P6" text:outline-level="4"/>
      <text:h text:style-name="P6" text:outline-level="4">Conversations</text:h>
      <text:list text:style-name="L3">
        <text:list-item>
          <text:p text:style-name="P9"><text:span text:style-name="Strong_20_Emphasis"><text:span text:style-name="T13">Comment vas-tu?</text:span></text:span><text:span text:style-name="T13"> - How are you?</text:span></text:p>
          <text:list>
            <text:list-item>
              <text:p text:style-name="P16">[kom-mon vah too?]</text:p>
            </text:list-item>
          </text:list>
        </text:list-item>
        <text:list-item>
          <text:p text:style-name="P9"><text:span text:style-name="Strong_20_Emphasis"><text:span text:style-name="T13">Je vais très bien.</text:span></text:span><text:span text:style-name="T13"> - I am very well.</text:span></text:p>
          <text:list>
            <text:list-item>
              <text:p text:style-name="P16">[zhuh v<text:span text:style-name="T14">ee</text:span> tray byan]</text:p>
            </text:list-item>
          </text:list>
        </text:list-item>
        <text:list-item>
          <text:p text:style-name="P9"><text:span text:style-name="Strong_20_Emphasis"><text:span text:style-name="T13">Et toi?</text:span></text:span><text:span text:style-name="T13"> - And you?</text:span></text:p>
          <text:list>
            <text:list-item>
              <text:p text:style-name="P16">[ay twa?]</text:p>
            </text:list-item>
          </text:list>
        </text:list-item>
      </text:list>
      <text:h text:style-name="P4" text:outline-level="4"><text:soft-page-break/>Common Verbs</text:h>
      <text:list text:style-name="L4">
        <text:list-item>
          <text:p text:style-name="P10"><text:span text:style-name="Strong_20_Emphasis"><text:span text:style-name="T13">Vas</text:span></text:span><text:span text:style-name="T13"> - Go</text:span></text:p>
          <text:list>
            <text:list-item>
              <text:p text:style-name="P17">[vah]</text:p>
            </text:list-item>
          </text:list>
        </text:list-item>
      </text:list>
      <text:h text:style-name="P3" text:outline-level="4"/>
      <text:h text:style-name="P6" text:outline-level="4">Farewells</text:h>
      <text:list text:style-name="L5">
        <text:list-item>
          <text:p text:style-name="P11"><text:span text:style-name="Strong_20_Emphasis"><text:span text:style-name="T13">Au revoir</text:span></text:span><text:span text:style-name="T13"> - Goodbye</text:span></text:p>
          <text:list>
            <text:list-item>
              <text:p text:style-name="P18">[o re-vwar]</text:p>
            </text:list-item>
          </text:list>
        </text:list-item>
        <text:list-item>
          <text:p text:style-name="P11"><text:span text:style-name="Strong_20_Emphasis"><text:span text:style-name="T13">À bientôt</text:span></text:span><text:span text:style-name="T13"> - See you soon</text:span></text:p>
          <text:list>
            <text:list-item>
              <text:p text:style-name="P18">[ah byan-to]</text:p>
            </text:list-item>
          </text:list>
        </text:list-item>
        <text:list-item>
          <text:p text:style-name="P11"><text:span text:style-name="Strong_20_Emphasis"><text:span text:style-name="T13">Tôt</text:span></text:span><text:span text:style-name="T13"> - Early</text:span></text:p>
          <text:list>
            <text:list-item>
              <text:p text:style-name="P18">[to]</text:p>
            </text:list-item>
          </text:list>
        </text:list-item>
      </text:list>
      <text:h text:style-name="P6" text:outline-level="4"/>
      <text:h text:style-name="P6" text:outline-level="4">Sample Conversations</text:h>
      <text:list text:style-name="L6">
        <text:list-item>
          <text:p text:style-name="P12"><text:span text:style-name="Strong_20_Emphasis"><text:span text:style-name="T13">Bonjour!</text:span></text:span><text:span text:style-name="T13"><text:line-break/></text:span><text:span text:style-name="Strong_20_Emphasis"><text:span text:style-name="T13">Bonjour!</text:span></text:span><text:span text:style-name="T13"><text:line-break/></text:span><text:span text:style-name="Strong_20_Emphasis"><text:span text:style-name="T13">Comment t'appelles-tu?</text:span></text:span><text:span text:style-name="T13"><text:line-break/></text:span><text:span text:style-name="Strong_20_Emphasis"><text:span text:style-name="T13">Je m'appelle Christopher.</text:span></text:span><text:span text:style-name="T13"><text:line-break/></text:span><text:span text:style-name="Strong_20_Emphasis"><text:span text:style-name="T13">Comment t'appelles-tu?</text:span></text:span><text:span text:style-name="T13"><text:line-break/></text:span><text:span text:style-name="Strong_20_Emphasis"><text:span text:style-name="T13">Je m'appelle Clara. Enchantée.</text:span></text:span></text:p>
        </text:list-item>
        <text:list-item>
          <text:p text:style-name="P12"><text:span text:style-name="Strong_20_Emphasis"><text:span text:style-name="T13">Bonsoir!</text:span></text:span><text:span text:style-name="T13"><text:line-break/></text:span><text:span text:style-name="Strong_20_Emphasis"><text:span text:style-name="T13">Bonsoir!</text:span></text:span><text:span text:style-name="T13"><text:line-break/></text:span><text:span text:style-name="Strong_20_Emphasis"><text:span text:style-name="T13">Comment vas-tu?</text:span></text:span><text:span text:style-name="T13"><text:line-break/></text:span><text:span text:style-name="Strong_20_Emphasis"><text:span text:style-name="T13">Je vais très bien, et toi?</text:span></text:span><text:span text:style-name="T13"><text:line-break/></text:span><text:span text:style-name="Strong_20_Emphasis"><text:span text:style-name="T13">Je vais très bien, merci!</text:span></text:span></text:p>
        </text:list-item>
      </text:list>
      <text:h text:style-name="P6" text:outline-level="4"/>
      <text:h text:style-name="P6" text:outline-level="4">Additional Vocabulary</text:h>
      <text:list text:style-name="L7">
        <text:list-item>
          <text:p text:style-name="P13"><text:span text:style-name="Strong_20_Emphasis"><text:span text:style-name="T13">Entraînement</text:span></text:span><text:span text:style-name="T13"> - Training</text:span></text:p>
          <text:list>
            <text:list-item>
              <text:p text:style-name="P19">[on-trayn-mon]</text:p>
            </text:list-item>
          </text:list>
        </text:list-item>
      </text:list>
      <text:h text:style-name="P6" text:outline-level="4"/>
      <text:h text:style-name="P6" text:outline-level="4">French Phonology</text:h>
      <text:list text:style-name="L8">
        <text:list-item>
          <text:p text:style-name="P20">'en' sounds as 'on'</text:p>
        </text:list-item>
        <text:list-item>
          <text:p text:style-name="P20">'oi' sounds as 'wa'</text:p>
        </text:list-item>
        <text:list-item>
          <text:p text:style-name="P20">'ai' sounds as '<text:span text:style-name="T14">ee</text:span>'</text:p>
        </text:list-item>
      </text:list>
      <text:list text:style-name="L9">
        <text:list-header>
          <text:p text:style-name="P21"><text:soft-page-break/></text:p>
        </text:list-header>
      </text:list>
      <text:p text:style-name="P22"/>
      <text:p text:style-name="P22">-----------------------------------------------------------------------------------------------------------------------------------------------</text:p>
      <text:p text:style-name="P22">é è à ù â ê î ô û ë ï ü ç œ æ É È À Ù Â Ê Î Ô Û Ë Ï Ü Ç Œ Æ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Arial" svg:font-family="Arial, sans-serif"/>
    <style:font-face style:name="Barlow" svg:font-family="Barlow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ato" svg:font-family="Lato" style:font-pitch="variable"/>
    <style:font-face style:name="Lato Light" svg:font-family="'Lato Ligh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8:34:27.257788857</meta:creation-date>
    <dc:date>2024-08-01T19:56:58.408281985</dc:date>
    <meta:editing-duration>PT1H1M6S</meta:editing-duration>
    <meta:editing-cycles>11</meta:editing-cycles>
    <meta:generator>LibreOffice/24.2.4.2$Linux_X86_64 LibreOffice_project/420$Build-2</meta:generator>
    <meta:document-statistic meta:table-count="0" meta:image-count="0" meta:object-count="0" meta:page-count="3" meta:paragraph-count="48" meta:word-count="246" meta:character-count="1316" meta:non-whitespace-character-count="1152"/>
  </office:meta>
</office:document-meta>
</file>